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942af" officeooo:paragraph-rsid="001942af"/>
    </style:style>
    <style:style style:name="P2" style:family="paragraph" style:parent-style-name="Standard">
      <style:text-properties officeooo:rsid="001b3b99" officeooo:paragraph-rsid="001b3b99"/>
    </style:style>
    <style:style style:name="P3" style:family="paragraph" style:parent-style-name="Standard">
      <style:text-properties officeooo:rsid="001c7992" officeooo:paragraph-rsid="001c7992"/>
    </style:style>
    <style:style style:name="P4" style:family="paragraph" style:parent-style-name="Standard">
      <style:text-properties officeooo:rsid="001c7aef" officeooo:paragraph-rsid="001c7aef"/>
    </style:style>
    <style:style style:name="P5" style:family="paragraph" style:parent-style-name="Standard">
      <style:text-properties officeooo:rsid="001ce2ed" officeooo:paragraph-rsid="001ce2ed"/>
    </style:style>
    <style:style style:name="P6" style:family="paragraph" style:parent-style-name="Standard">
      <style:text-properties officeooo:paragraph-rsid="001ce2ed"/>
    </style:style>
    <style:style style:name="P7" style:family="paragraph" style:parent-style-name="Standard">
      <style:text-properties fo:font-weight="bold" officeooo:rsid="001d7cb9" officeooo:paragraph-rsid="001d7cb9" style:font-weight-asian="bold" style:font-weight-complex="bold"/>
    </style:style>
    <style:style style:name="P8" style:family="paragraph" style:parent-style-name="Standard">
      <style:text-properties fo:font-weight="normal" officeooo:rsid="001ce2ed" officeooo:paragraph-rsid="001ce2ed" style:font-weight-asian="normal" style:font-weight-complex="normal"/>
    </style:style>
    <style:style style:name="P9" style:family="paragraph" style:parent-style-name="Standard">
      <style:text-properties fo:font-weight="normal" officeooo:rsid="001ea6b1" style:font-weight-asian="normal" style:font-weight-complex="normal"/>
    </style:style>
    <style:style style:name="P10" style:family="paragraph" style:parent-style-name="Standard">
      <style:text-properties fo:font-weight="normal" officeooo:rsid="001ea6b1" officeooo:paragraph-rsid="001ea6b1" style:font-weight-asian="normal" style:font-weight-complex="normal"/>
    </style:style>
    <style:style style:name="P11" style:family="paragraph" style:parent-style-name="Standard">
      <style:text-properties officeooo:paragraph-rsid="001ea6b1"/>
    </style:style>
    <style:style style:name="P12" style:family="paragraph" style:parent-style-name="Standard">
      <style:paragraph-properties fo:text-align="justify" style:justify-single-word="false"/>
      <style:text-properties officeooo:paragraph-rsid="001ea6b1"/>
    </style:style>
    <style:style style:name="P13" style:family="paragraph" style:parent-style-name="Standard">
      <style:paragraph-properties fo:text-align="justify" style:justify-single-word="false"/>
      <style:text-properties officeooo:rsid="001f90fb" officeooo:paragraph-rsid="001f90fb"/>
    </style:style>
    <style:style style:name="P14" style:family="paragraph" style:parent-style-name="Heading_20_4">
      <style:text-properties officeooo:rsid="001b3b99" officeooo:paragraph-rsid="001b3b99"/>
    </style:style>
    <style:style style:name="T1" style:family="text">
      <style:text-properties officeooo:rsid="001942af"/>
    </style:style>
    <style:style style:name="T2" style:family="text">
      <style:text-properties officeooo:rsid="001b3b99"/>
    </style:style>
    <style:style style:name="T3" style:family="text">
      <style:text-properties fo:font-style="italic" style:font-style-asian="italic" style:font-style-complex="italic"/>
    </style:style>
    <style:style style:name="T4" style:family="text">
      <style:text-properties fo:font-style="italic" officeooo:rsid="001ce2e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c7aef" style:font-style-asian="normal" style:font-style-complex="normal"/>
    </style:style>
    <style:style style:name="T7" style:family="text">
      <style:text-properties fo:font-style="normal" officeooo:rsid="001ce2ed" style:font-style-asian="normal" style:font-style-complex="normal"/>
    </style:style>
    <style:style style:name="T8" style:family="text">
      <style:text-properties fo:font-style="normal" officeooo:rsid="001f90fb" style:font-style-asian="normal" style:font-style-complex="normal"/>
    </style:style>
    <style:style style:name="T9" style:family="text">
      <style:text-properties fo:font-style="normal" fo:font-weight="normal" officeooo:rsid="001ea6b1" style:font-style-asian="normal" style:font-weight-asian="normal" style:font-style-complex="normal" style:font-weight-complex="normal"/>
    </style:style>
    <style:style style:name="T10" style:family="text">
      <style:text-properties fo:font-style="normal" fo:font-weight="normal" officeooo:rsid="001f90fb" style:font-style-asian="normal" style:font-weight-asian="normal" style:font-style-complex="normal" style:font-weight-complex="normal"/>
    </style:style>
    <style:style style:name="T11" style:family="text">
      <style:text-properties officeooo:rsid="001ea6b1"/>
    </style:style>
    <style:style style:name="T12" style:family="text">
      <style:text-properties officeooo:rsid="001f90fb"/>
    </style:style>
    <style:style style:name="T13" style:family="text">
      <style:text-properties officeooo:rsid="00209c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Safety Assurance for Self-Driving Vehicles</text:h>
      <text:p text:style-name="Standard">-<text:span text:style-name="T1">no real time checks on safety drivers</text:span></text:p>
      <text:p text:style-name="Standard">-<text:span text:style-name="T1">woman was misclasificated </text:span></text:p>
      <text:p text:style-name="Standard">-<text:span text:style-name="T1">google didnt think about he wold pass</text:span></text:p>
      <text:p text:style-name="Standard">- <text:span text:style-name="T1">control system</text:span></text:p>
      <text:p text:style-name="Standard"/>
      <text:p text:style-name="P1">Harm → damage on person </text:p>
      <text:p text:style-name="P1">risk → probability and severity</text:p>
      <text:p text:style-name="P1">safety → absense of unreasonable <text:span text:style-name="T2">(cioè che nn hanno senso (passare con il rosso))</text:span> risk of harm</text:p>
      <text:p text:style-name="P1">hazard → potential source of unreasonable risk of harm</text:p>
      <text:p text:style-name="P1"/>
      <text:p text:style-name="P1">hazard : meccanical (differece in assembling)/eletrical/hardware/software/sensors/behavioral(error in <text:span text:style-name="T2">planning</text:span>)/fallback(no signal to user in car to break)/hacked</text:p>
      <text:p text:style-name="P1"/>
      <text:p text:style-name="P2">nhtsa:</text:p>
      <text:p text:style-name="P2">safety framework → system enginnering approach to safety: autonomy design and testing &amp;crash mitigation</text:p>
      <text:p text:style-name="P2">autonomy design: well know odd operational desig domain, object and event detection e reaction/ good fallback <text:span text:style-name="T3">traffic law s</text:span><text:span text:style-name="T5">cybersecurity/ human machine interface (pass data from machine to user)</text:span></text:p>
      <text:p text:style-name="P2"><text:span text:style-name="T5">testing &amp;crash mitigation : test (simulation/no traffic road/urban)/crashworthiness (system for reduce damage)/post crash(safety after)/data recording (black box)/consumer education</text:span></text:p>
      <text:p text:style-name="P2"><text:span text:style-name="T5"/></text:p>
      <text:p text:style-name="P2"><text:a xlink:type="simple" xlink:href="https://www.ntsb.gov/investigations/AccidentReports/Reports/HWY18MH010-prelim.pdf" text:style-name="Internet_20_link" text:visited-style-name="Visited_20_Internet_20_Link"><text:span text:style-name="T5">https://www.ntsb.gov/investigations/AccidentReports/Reports/HWY18MH010-prelim.pdf</text:span></text:a></text:p>
      <text:p text:style-name="P2"><text:a xlink:type="simple" xlink:href="https://uwaterloo.ca/waterloo-intelligent-systems-engineering-lab/projects/wise-drive-requirements-analysis-framework-automated-driving" text:style-name="Internet_20_link" text:visited-style-name="Visited_20_Internet_20_Link"><text:span text:style-name="T5">https://uwaterloo.ca/waterloo-intelligent-systems-engineering-lab/projects/wise-drive-requirements-analysis-framework-automated-driving</text:span></text:a></text:p>
      <text:p text:style-name="P2"><text:a xlink:type="simple" xlink:href="https://www.nhtsa.gov/sites/nhtsa.dot.gov/files/documents/13069a-ads2.0_090617_v9a_tag.pdf" text:style-name="Internet_20_link" text:visited-style-name="Visited_20_Internet_20_Link"><text:span text:style-name="T5">https://www.nhtsa.gov/sites/nhtsa.dot.gov/files/documents/13069a-ads2.0_090617_v9a_tag.pdf</text:span></text:a></text:p>
      <text:p text:style-name="P2"><text:span text:style-name="T5"/></text:p>
      <text:h text:style-name="P14" text:outline-level="4"><text:span text:style-name="T5">Industry Methods for Safety Assurance and Testing</text:span></text:h>
      <text:p text:style-name="P3"><text:span text:style-name="T5">Waymo: 12 in 5 level security system </text:span></text:p>
      <text:p text:style-name="P3"><text:span text:style-name="T5">behavioral safety(safe driving(respect system road)/functional safety(buck up and redondency)/crash safety(save the passenger)/operational safety(i can access but i cannot avoid security)/non collision safety (reduce damage from me to access to veichel)</text:span></text:p>
      <text:p text:style-name="P3"><text:span text:style-name="T5">hanalized hazard scenario→ hazard assessment method to safety requirement (preliminary analysis/fault tree (top down)/design failure modes &amp; effect analyses)→ massive test</text:span></text:p>
      <text:p text:style-name="P3"><text:span text:style-name="T5"/></text:p>
      <text:p text:style-name="P3"><text:span text:style-name="T5">simulation with random vehicle velocity→ private road (</text:span><text:span text:style-name="T6">with test on </text:span><text:span text:style-name="T5">rear-end, intersection, road departure, lane change) → real world</text:span></text:p>
      <text:p text:style-name="P3"><text:span text:style-name="T5"/></text:p>
      <text:p text:style-name="P4"><text:span text:style-name="T5">gm:safety (iterative design: analyze→ build→ simulate→ drive→ improve)</text:span></text:p>
      <text:p text:style-name="P4"><text:span text:style-name="T5">control car production</text:span></text:p>
      <text:p text:style-name="P4"><text:span text:style-name="T5">safety throught comprehensive risk management and deep integration (idenify and adress risk → validate a solution – elimination of risk not mitigation)</text:span></text:p>
      <text:p text:style-name="P4"><text:span text:style-name="T5">hardware(self set standard for performance, crash protection, reliability,serviceability,securoty,safety)</text:span></text:p>
      <text:p text:style-name="P4"><text:span text:style-name="T5">deductive analysis (fault tree analysis)→ inductive analysis (design &amp; process FMEA) → exploratory analysis (HAZOP hazard and operability study)</text:span></text:p>
      <text:p text:style-name="P4"><text:span text:style-name="T5">safety threshold: -fail safes (redundant functionaly → if system doesnt work stop )- SOFIT : critical funcionalities evalueted for unpredictable scenario</text:span></text:p>
      <text:p text:style-name="P4"><text:span text:style-name="T5">test:performance/requirements validations/fault injection testing/intrusive testing (radio interference)/durability test and simulation</text:span></text:p>
      <text:p text:style-name="P4"><text:span text:style-name="T5"/></text:p>
      <text:p text:style-name="P6"><text:soft-page-break/><text:span text:style-name="T4">analitycal safety</text:span><text:span text:style-name="T7">:</text:span><text:span text:style-name="T5">system can be analyzed to define </text:span>quantifiable safety performance or failure rates based on critical assessment of hazards and scenarios</text:p>
      <text:p text:style-name="P5"><text:span text:style-name="T5">data driven safety (valuate experience) rate failure under tot </text:span></text:p>
      <text:p text:style-name="P5"><text:span text:style-name="T5">disengagements → pilot have to take control</text:span></text:p>
      <text:p text:style-name="P5"><text:a xlink:type="simple" xlink:href="https://waymo.com/safety/" text:style-name="Internet_20_link" text:visited-style-name="Visited_20_Internet_20_Link"><text:span text:style-name="T5">https://waymo.com/safety/</text:span></text:a></text:p>
      <text:p text:style-name="P8"><text:a xlink:type="simple" xlink:href="https://www.gm.com/content/dam/company/docs/us/en/gmcom/gmsafetyreport.pdf" text:style-name="Internet_20_link" text:visited-style-name="Visited_20_Internet_20_Link"><text:span text:style-name="T5">https://www.gm.com/content/dam/company/docs/us/en/gmcom/gmsafetyreport.pdf</text:span></text:a></text:p>
      <text:p text:style-name="P8"><text:a xlink:type="simple" xlink:href="https://media.ford.com/content/dam/fordmedia/pdf/Ford_AV_LLC_FINAL_HR_2.pdf" text:style-name="Internet_20_link" text:visited-style-name="Visited_20_Internet_20_Link"><text:span text:style-name="T5">https://media.ford.com/content/dam/fordmedia/pdf/Ford_AV_LLC_FINAL_HR_2.pdf</text:span></text:a></text:p>
      <text:p text:style-name="P8"><text:a xlink:type="simple" xlink:href="https://uber.app.box.com/v/UberATGSafetyReport" text:style-name="Internet_20_link" text:visited-style-name="Visited_20_Internet_20_Link"><text:span text:style-name="T5">https://uber.app.box.com/v/UberATGSafetyReport</text:span></text:a></text:p>
      <text:p text:style-name="P8"><text:a xlink:type="simple" xlink:href="https://crashstats.nhtsa.dot.gov/Api/Public/ViewPublication/812115" text:style-name="Internet_20_link" text:visited-style-name="Visited_20_Internet_20_Link"><text:span text:style-name="T5">https://crashstats.nhtsa.dot.gov/Api/Public/ViewPublication/812115</text:span></text:a></text:p>
      <text:p text:style-name="P8"><text:a xlink:type="simple" xlink:href="https://www.rand.org/pubs/research_reports/RR1478.html" text:style-name="Internet_20_link" text:visited-style-name="Visited_20_Internet_20_Link"><text:span text:style-name="T5">https://www.rand.org/pubs/research_reports/RR1478.html</text:span></text:a></text:p>
      <text:p text:style-name="P8"><text:a xlink:type="simple" xlink:href="https://d3c33hcgiwev3.cloudfront.net/JZA8XCfuEemm8wp4g3TKTg_25dd4a7027ee11e98ed3dfcfdba7c72b_2018_06-Autonomoose-Driving-in-Canada.pdf?Expires=1597795200&amp;Signature=jfB5kSr8YFYCKXfhi8oHuc754BRAmzbhLUykx1u4f8knCuMS8J~qMvezKjRWrPQ1vRtCrPMAG~00gOq1vI9TON6lYNF0VtKvGgekSmG-Dwku-Y~B0SWy3G-ZvGNp1yxyg4UqQT9z-2MawOzFK5mRee1Z-sCH3GPqTg3uFVP4QeI_&amp;Key-Pair-Id=APKAJLTNE6QMUY6HBC5A" text:style-name="Internet_20_link" text:visited-style-name="Visited_20_Internet_20_Link"><text:span text:style-name="T5">https://d3c33hcgiwev3.cloudfront.net/JZA8XCfuEemm8wp4g3TKTg_25dd4a7027ee11e98ed3dfcfdba7c72b_2018_06-Autonomoose-Driving-in-Canada.pdf?Expires=1597795200&amp;Signature=jfB5kSr8YFYCKXfhi8oHuc754BRAmzbhLUykx1u4f8knCuMS8J~qMvezKjRWrPQ1vRtCrPMAG~00gOq1vI9TON6lYNF0VtKvGgekSmG-Dwku-Y~B0SWy3G-ZvGNp1yxyg4UqQT9z-2MawOzFK5mRee1Z-sCH3GPqTg3uFVP4QeI_&amp;Key-Pair-Id=APKAJLTNE6QMUY6HBC5A</text:span></text:a></text:p>
      <text:p text:style-name="P8"><text:span text:style-name="T5"/></text:p>
      <text:p text:style-name="P7"><text:span text:style-name="T5">safety frameworks for self -driving </text:span></text:p>
      <text:p text:style-name="P12"><text:span text:style-name="T9">Fault trees are top-down flows in which we </text:span>analyze a possible failure of a system to be avoided, and then identify all of the ways in which it can occur from events and failures at lower levels of the system. The top node in a fault tree is the root or top event. The intermediate nodes in the fault tree are logic gates, <text:span text:style-name="T11">t</text:span>hat define possible causes for the root event. The decomposition continues to a level of detail for which a probability of such an event can be defined. The fault tree can then be analyzed by combining the probabilities using the laws of Boolean logic. To assess the overall probability of root cause event and the causes that most contribute to its occurrence.</text:p>
      <text:p text:style-name="P12"/>
      <text:p text:style-name="P12"><text:span text:style-name="T11">Leave using logic gates to construct failure tree OR( P(a) +P(b) ) AND Pa*Pb P probability of a</text:span> </text:p>
      <text:p text:style-name="P12"/>
      <text:p text:style-name="P12"><text:span text:style-name="T9"><text:s/></text:span><text:span text:style-name="T10">fialure mode and effects analyses(FMEA) </text:span><text:span text:style-name="T8">is a bottom-up process that looks at </text:span>individual causes and determines all the possible effects that might occur. <text:span text:style-name="T12">F</text:span>ailure modes are modes or ways in which a particular component of the overall system can cause the system to fail.</text:p>
      <text:p text:style-name="P13">Categorizefailure modes by prority: how serius, what rate, easy to detect?</text:p>
      <text:p text:style-name="P13">Steps:1.discuss with field espert and create a FMEA table 2. list failure modes 3. identify effects and severity 1 to 10 4. find root cause occurance 1/10 5. prevention metod, detection1/10 from easy to detect to hard. 6. <text:span text:style-name="T13">priority: </text:span>RPN=S*O*D bigger badder</text:p>
      <text:p text:style-name="P11"/>
      <text:p text:style-name="P10"><text:span text:style-name="T8">Hazard and Operability Study or HAZOP. </text:span></text:p>
      <text:p text:style-name="Standard">HAZOP is more of a qualitative process as compared to FMEA, </text:p>
      <text:p text:style-name="Standard">where we seek to define the risks quantitatively. </text:p>
      <text:p text:style-name="Standard">So, in HAZOP, the main purpose is to </text:p>
      <text:p text:style-name="Standard">brainstorm effectively over the set of possible hazards that can arise. </text:p>
      <text:p text:style-name="Standard">For complex processes, the risks can be assessed </text:p>
      <text:p text:style-name="Standard">without having to assign specific values to occurrence, </text:p>
      <text:p text:style-name="Standard">severity and detection, which may be hard to do.</text:p>
      <text:p text:style-name="Standard">The key addition in HAZOP is that, </text:p>
      <text:p text:style-name="Standard">guide words are used to lead the brainstorm applied to each system requirement. </text:p>
      <text:p text:style-name="Standard">These guide words include things like not, more, less, </text:p>
      <text:p text:style-name="Standard">early, late and lead to possible failure modes that might not otherwise be considered</text:p>
      <text:p text:style-name="Standard"/>
      <text:p text:style-name="P10"><text:span text:style-name="T8">Functional Safety or FUSA, </text:span></text:p>
      <text:p text:style-name="Standard">is the absence of unreasonable risk from </text:p>
      <text:p text:style-name="Standard"><text:soft-page-break/>malfunctioning behavior caused by failures of the hardware and software in a car, </text:p>
      <text:p text:style-name="Standard">or unintended behaviors arising with respect to its intended design. </text:p>
      <text:p text:style-name="Standard">The ISO 262 standard defines functional safety terms and </text:p>
      <text:p text:style-name="Standard">activities for electrical and electronic systems within motor vehicles. </text:p>
      <text:p text:style-name="Standard">As such, addresses only the hardware and software hazards </text:p>
      <text:p text:style-name="Standard">that can affect autonomous vehicle safety. </text:p>
      <text:p text:style-name="Standard">The standard defines four Automotive Safety Integrity Levels or ASIL. </text:p>
      <text:p text:style-name="Standard">With ASIL D being the most stringent and A being the least. </text:p>
      <text:p text:style-name="Standard">Each level has associated with it specific development requirements, </text:p>
      <text:p text:style-name="Standard">that must be adhered to for certification. </text:p>
      <text:p text:style-name="Standard">The functional safety process follows a V-shaped flow. </text:p>
      <text:p text:style-name="Standard">Starting at the top left with requirements specification then analysis </text:p>
      <text:p text:style-name="Standard">of hazards and risks and proceeding to implementation of functionality. </text:p>
      <text:p text:style-name="Standard">We then climb up the right branch to confirm the design goals have been met. </text:p>
      <text:p text:style-name="Standard">We start with low-level verifications such as software unit tests, </text:p>
      <text:p text:style-name="Standard">and then proceed to subsystem and full system validation through simulation, </text:p>
      <text:p text:style-name="Standard">test track, operations and on-road testing. </text:p>
      <text:p text:style-name="P10"><text:span text:style-name="T8">As we descend the V on the left, </text:span></text:p>
      <text:p text:style-name="Standard">high-level requirements turn into low-level implementations. </text:p>
      <text:p text:style-name="Standard">And as we climb the V on the right, </text:p>
      <text:p text:style-name="Standard">we confirm each low-level function implementation before </text:p>
      <text:p text:style-name="Standard">combining them to confirm system requirements for safe operation. </text:p>
      <text:p text:style-name="Standard">The final step is a summary functional safety assessment, </text:p>
      <text:p text:style-name="Standard">to evaluate residual risk and </text:p>
      <text:p text:style-name="Standard">determine if our system has reached an acceptable level of safety. </text:p>
      <text:p text:style-name="Standard">At the start of the functional safety V, </text:p>
      <text:p text:style-name="Standard">we use HARA or Hazard and Risk Assessment. </text:p>
      <text:p text:style-name="Standard">In HARA, we identify and categorize </text:p>
      <text:p text:style-name="Standard">hazardous events and specify requirements to avoid unreasonable risk. </text:p>
      <text:p text:style-name="Standard">This process drives all of the system development and testing beyond this point. </text:p>
      <text:p text:style-name="Standard">To do so, we first identify possible hardware and software </text:p>
      <text:p text:style-name="Standard">faults or malfunctions and unintended functions that can affect car safety. </text:p>
      <text:p text:style-name="Standard">This is where FMEA or HAZOP are used in </text:p>
      <text:p text:style-name="Standard">the functional safety framework and leads to a specific set of hazards to our system. </text:p>
      <text:p text:style-name="Standard">We then define a list of scenarios or situations that </text:p>
      <text:p text:style-name="Standard">the system must operate in drawing on our ODD to create this list. </text:p>
      <text:p text:style-name="Standard">Next, we combine hazards and situations into hazardous events, describe expected damages, </text:p>
      <text:p text:style-name="Standard">and determine risk parameters, </text:p>
      <text:p text:style-name="Standard">to calculate numerical values of </text:p>
      <text:p text:style-name="Standard">potential risk for each combination of situation and hazard. </text:p>
      <text:p text:style-name="Standard">After the risk assessment, </text:p>
      <text:p text:style-name="Standard">we choose the highest risk scenarios.The worst-case events that can happen with respect to each possible malfunction. </text:p>
      <text:p text:style-name="Standard">Then finally, we define our safety requirements based on these worst-case scenarios. </text:p>
      <text:p text:style-name="Standard">The HARA process sets the design goals for the system in </text:p>
      <text:p text:style-name="Standard">a way that is aware of all of the worst-case failures that can occur. </text:p>
      <text:p text:style-name="Standard">Through validation confirms that </text:p>
      <text:p text:style-name="Standard">these worst-case failures are handled with only reasonable risk. </text:p>
      <text:p text:style-name="Standard">And this is the main idea behind functional safety</text:p>
      <text:p text:style-name="Standard"/>
      <text:p text:style-name="P10"><text:span text:style-name="T8">Safety of Intended Functionality Standard or SOTIF, </text:span></text:p>
      <text:p text:style-name="Standard">which is formally defined in the ISOPAS 21448 document. </text:p>
      <text:p text:style-name="Standard"><text:soft-page-break/>SOTIF is specifically concerned with failure causes related to </text:p>
      <text:p text:style-name="Standard">system performance limitations and predictable misuse of the system. </text:p>
      <text:p text:style-name="Standard">Performance limitations or insufficiencies of the implemented functions due </text:p>
      <text:p text:style-name="Standard">to technology limitations such as sensor performance limitations and noise, </text:p>
      <text:p text:style-name="Standard">or limitations of algorithms such as </text:p>
      <text:p text:style-name="Standard">object detection failures and limitations of actuator technology.SOTIF also addresses unsafe actions due to foreseeable misuse by the user. </text:p>
      <text:p text:style-name="Standard">Such as user confusion, </text:p>
      <text:p text:style-name="Standard">user overload and user overconfidence.SOTIF can be seen as an extension of the functional safety process, </text:p>
      <text:p text:style-name="Standard">specifically designed to address the challenges of automated driving functions. </text:p>
      <text:p text:style-name="Standard">As such, it follows very much the same V-shaped development philosophy, SOTIF also employs HARA to identify </text:p>
      <text:p text:style-name="Standard">the hazards that arise from performance limitations and misuse. </text:p>
      <text:p text:style-name="Standard"/>
      <text:p text:style-name="Standard"><text:a xlink:type="simple" xlink:href="https://asq.org/quality-resources/fmea" text:style-name="Internet_20_link" text:visited-style-name="Visited_20_Internet_20_Link">https://asq.org/quality-resources/fmea</text:a></text:p>
      <text:p text:style-name="Standard"><text:a xlink:type="simple" xlink:href="https://www.iso.org/standard/68383.html" text:style-name="Internet_20_link" text:visited-style-name="Visited_20_Internet_20_Link">https://www.iso.org/standard/68383.html</text:a></text:p>
      <text:p text:style-name="P9"><text:a xlink:type="simple" xlink:href="https://www.iso.org/standard/70939.html" text:style-name="Internet_20_link" text:visited-style-name="Visited_20_Internet_20_Link"><text:span text:style-name="T8">https://www.iso.org/standard/70939.html</text:span></text:a></text:p>
      <text:p text:style-name="P9"><text:span text:style-name="T8"/></text:p>
      <text:p text:style-name="P9"><text:a xlink:type="simple" xlink:href="https://www.rand.org/pubs/research_reports/RR1478.html" text:style-name="Internet_20_link" text:visited-style-name="Visited_20_Internet_20_Link"><text:span text:style-name="T8">https://www.rand.org/pubs/research_reports/RR1478.html</text:span></text:a></text:p>
      <text:p text:style-name="P9"><text:span text:style-name="T8"/></text:p>
      <text:p text:style-name="P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7T12:05:41.220005351</meta:creation-date>
    <dc:date>2020-08-17T16:59:14.804153347</dc:date>
    <meta:editing-duration>PT37M31S</meta:editing-duration>
    <meta:editing-cycles>3</meta:editing-cycles>
    <meta:generator>LibreOffice/6.0.7.3$Linux_X86_64 LibreOffice_project/00m0$Build-3</meta:generator>
    <meta:document-statistic meta:table-count="0" meta:image-count="0" meta:object-count="0" meta:page-count="4" meta:paragraph-count="124" meta:word-count="1314" meta:character-count="9843" meta:non-whitespace-character-count="8573"/>
  </office:meta>
</office:document-meta>
</file>